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¿Como crear el repositorio de GIT?</text:p>
      <text:p text:style-name="Standard"><text:line-break/>1- Situarse en la carpeta donde queremos inicializar un repositorio de git</text:p>
      <text:p text:style-name="Standard">2- GIT in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26:26.199764249</meta:creation-date>
    <dc:date>2020-02-11T15:36:49.169417185</dc:date>
    <meta:editing-duration>PT2S</meta:editing-duration>
    <meta:editing-cycles>1</meta:editing-cycles>
    <meta:document-statistic meta:table-count="0" meta:image-count="0" meta:object-count="0" meta:page-count="1" meta:paragraph-count="3" meta:word-count="21" meta:character-count="120" meta:non-whitespace-character-count="101"/>
    <meta:generator>LibreOffice/6.0.7.3$Linux_X86_64 LibreOffice_project/00m0$Build-3</meta:generator>
  </office:meta>
</office:document-meta>
</file>